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11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5" office:value-type="float" office:value="6.5" calcext:value-type="float">
            <text:p>6,5</text:p>
          </table:table-cell>
          <table:table-cell table:style-name="ce11" office:value-type="string" calcext:value-type="string">
            <text:p>Implementacja wypożyczania pojazdów, listowania, zmiany wypożyczenia</text:p>
          </table:table-cell>
        </table:table-row>
        <table:table-row table:style-name="ro3">
          <table:table-cell table:style-name="ce2" office:value-type="date" office:date-value="2020-08-11" calcext:value-type="date">
            <text:p>11.08.2020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Dodanie pola do instniejących encji, refaktoryzacja, części kodu. Dodanie możliwości odrzucania próśb o wypożyczenie przez administratora. Zaimplementowanie przeniesienia odrzuconych zgłoszeń do historii wypożyczeń. Dodanie end pointa do otrzymywania informacji o historii wypożyczeń zalogowanego użytkownika.</text:p>
          </table:table-cell>
        </table:table-row>
        <table:table-row table:style-name="ro3">
          <table:table-cell table:style-name="ce2" office:value-type="date" office:date-value="2020-08-12" calcext:value-type="date">
            <text:p>12.08.2020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string" calcext:value-type="string">
            <text:p>Dodanie kolejnych end pointów do RentControllera – do listowania. Zmiana nazw. Uzupełnienie o walidację, daty wypożyczenia (data od nie może być większa od daty do). Zmiana @RequestBody w metodzie kontrolera, dzięki czemu administrator może wystawiać wiadomość zwrotną. Napisanie wszystkich testów do RentService</text:p>
          </table:table-cell>
        </table:table-row>
        <table:table-row table:style-name="ro3">
          <table:table-cell table:style-name="ce2" office:value-type="date" office:date-value="2020-08-13" calcext:value-type="date">
            <text:p>13.08.2020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Zmiana typów zwracanych w metodach listujących w RentService. Dodanie możliwości usuwania zapytania o wypożyczenie przez użytkownika. Szybka naprawa testów RentService. Dodanie możliwości listowania przez admina aktywnych wypożyczeń. Dodanie danych do DataBaseLoadera, metody do usuwania parkingu z repozytorium, nowy konstruktor w ParkingHistory. Usunięcie przypisywania pojazdowi parkingu przy rezerwacji. Pomoc front-endowi przy testowaniu aplikacji oraz usunięciu błędów.</text:p>
          </table:table-cell>
        </table:table-row>
        <table:table-row table:style-name="ro2">
          <table:table-cell table:style-name="ce2" office:value-type="date" office:date-value="2020-08-14" calcext:value-type="date">
            <text:p>1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7" calcext:value-type="date">
            <text:p>1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8" calcext:value-type="date">
            <text:p>1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1" calcext:value-type="date">
            <text:p>21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style-name="ce5"/>
          <table:table-cell table:style-name="ce13"/>
        </table:table-row>
        <table:table-row table:style-name="ro2">
          <table:table-cell table:style-name="ce2"/>
          <table:table-cell table:style-name="ce5" table:formula="of:=SUM([.B2:.B45])" office:value-type="float" office:value="141" calcext:value-type="float">
            <text:p>141</text:p>
          </table:table-cell>
          <table:table-cell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.00.0000</text:date>, <text:time style:data-style-name="N2" text:time-value="16:58:47.60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13T16:59:29.858000000</dc:date>
    <meta:editing-duration>PT1H12M45S</meta:editing-duration>
    <meta:editing-cycles>38</meta:editing-cycles>
    <meta:generator>LibreOffice/6.4.2.2$Windows_X86_64 LibreOffice_project/4e471d8c02c9c90f512f7f9ead8875b57fcb1ec3</meta:generator>
    <meta:document-statistic meta:table-count="1" meta:cell-count="106" meta:object-count="0"/>
  </office:meta>
</office:document-meta>
</file>